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text-properties style:font-name="Arial" fo:font-size="14pt" style:font-size-asian="14pt" style:font-name-complex="Arial1" style:font-size-complex="14pt"/>
    </style:style>
    <style:style style:name="P3" style:family="paragraph" style:parent-style-name="List_20_Paragraph">
      <style:text-properties style:font-name="Arial" fo:font-size="14pt" fo:font-weight="bold" style:font-size-asian="14pt" style:font-weight-asian="bold" style:font-name-complex="Arial1" style:font-size-complex="14pt"/>
    </style:style>
    <style:style style:name="P4" style:family="paragraph" style:parent-style-name="List_20_Paragraph">
      <style:text-properties officeooo:paragraph-rsid="0013ab68"/>
    </style:style>
    <style:style style:name="P5" style:family="paragraph" style:parent-style-name="List_20_Paragraph" style:list-style-name="WWNum1" style:master-page-name="Standard">
      <style:paragraph-properties style:page-number="auto"/>
    </style:style>
    <style:style style:name="T1" style:family="text">
      <style:text-properties style:font-name="Arial" fo:font-size="14pt" style:font-size-asian="14pt" style:font-name-complex="Arial1" style:font-size-complex="14pt"/>
    </style:style>
    <style:style style:name="T2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3" style:family="text">
      <style:text-properties style:font-name="Arial" fo:font-size="14pt" fo:font-weight="bold" officeooo:rsid="00128265" style:font-size-asian="14pt" style:font-weight-asian="bold" style:font-name-complex="Arial1" style:font-size-complex="14pt"/>
    </style:style>
    <style:style style:name="T4" style:family="text">
      <style:text-properties style:font-name="Arial" fo:font-size="14pt" fo:font-weight="bold" officeooo:rsid="00130702" style:font-size-asian="14pt" style:font-weight-asian="bold" style:font-name-complex="Arial1" style:font-size-complex="14pt"/>
    </style:style>
    <style:style style:name="T5" style:family="text">
      <style:text-properties style:font-name="Arial" fo:font-size="14pt" fo:font-weight="bold" officeooo:rsid="0013ab68" style:font-size-asian="14pt" style:font-weight-asian="bold" style:font-name-complex="Arial1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27817357" text:style-name="WWNum1">
        <text:list-item>
          <text:p text:style-name="P5"><text:span text:style-name="T1">Listar todos los archivos del directorio bin.</text:span></text:p>
        </text:list-item>
      </text:list>
      <text:p text:style-name="List_20_Paragraph"><text:span text:style-name="T2">ls <text:s/>/bin</text:span></text:p>
      <text:p text:style-name="P2"/>
      <text:list xml:id="list161621719512604" text:continue-numbering="true" text:style-name="WWNum1">
        <text:list-item>
          <text:p text:style-name="P1"><text:span text:style-name="T1">Listar todos los archivos del directorio temp.</text:span></text:p>
        </text:list-item>
      </text:list>
      <text:p text:style-name="List_20_Paragraph"><text:span text:style-name="T2">ls <text:s/>/tmp</text:span></text:p>
      <text:p text:style-name="P3"/>
      <text:list xml:id="list161622860546982" text:continue-numbering="true" text:style-name="WWNum1">
        <text:list-item>
          <text:p text:style-name="P1"><text:span text:style-name="T1">Listar todos los archivos del directorio /etc que empiecen por t en orden inverso.</text:span></text:p>
        </text:list-item>
      </text:list>
      <text:p text:style-name="List_20_Paragraph"><text:span text:style-name="T2">ls <text:s/>-dr <text:s/>/etc/t*</text:span></text:p>
      <text:p text:style-name="P2"/>
      <text:list xml:id="list161623062381554" text:continue-numbering="true" text:style-name="WWNum1">
        <text:list-item>
          <text:p text:style-name="P1"><text:span text:style-name="T1">Listar todos los archivos del directorio /dev que empiecen por tty y tengan 5 caracteres.</text:span><text:bookmark text:name="_GoBack"/></text:p>
        </text:list-item>
      </text:list>
      <text:p text:style-name="List_20_Paragraph"><text:span text:style-name="T2">ls <text:s/>/dev/tty??</text:span></text:p>
      <text:p text:style-name="P2"/>
      <text:list xml:id="list161621728917549" text:continue-numbering="true" text:style-name="WWNum1">
        <text:list-item>
          <text:p text:style-name="P1"><text:span text:style-name="T1">Listar todos los archivos del directorio /dev que empiecen por tty y acaben con 1, 2, 3 o 4.</text:span></text:p>
        </text:list-item>
      </text:list>
      <text:p text:style-name="List_20_Paragraph"><text:span text:style-name="T2">ls <text:s/>/dev/tty[1-4]</text:span></text:p>
      <text:p text:style-name="P2"/>
      <text:list xml:id="list161623517835411" text:continue-numbering="true" text:style-name="WWNum1">
        <text:list-item>
          <text:p text:style-name="P1"><text:span text:style-name="T1">Listar todos los archivos del directorio /dev que empiecen por t y acaben en C1.</text:span></text:p>
        </text:list-item>
      </text:list>
      <text:p text:style-name="List_20_Paragraph"><text:span text:style-name="T2">ls <text:s/>/dev/t*C1</text:span></text:p>
      <text:p text:style-name="P3"/>
      <text:list xml:id="list161622531301829" text:continue-numbering="true" text:style-name="WWNum1">
        <text:list-item>
          <text:p text:style-name="P1"><text:span text:style-name="T1">Listar todos los archivos, incluidos los ocultos, del directorio raíz.</text:span></text:p>
        </text:list-item>
      </text:list>
      <text:p text:style-name="List_20_Paragraph"><text:span text:style-name="T2">ls <text:s/>-a <text:s/>/</text:span></text:p>
      <text:p text:style-name="P2"/>
      <text:list xml:id="list161622503725319" text:continue-numbering="true" text:style-name="WWNum1">
        <text:list-item>
          <text:p text:style-name="P1"><text:span text:style-name="T1">Listar todos los archivos del directorio /etc que no empiecen por t.</text:span></text:p>
        </text:list-item>
      </text:list>
      <text:p text:style-name="List_20_Paragraph"><text:span text:style-name="T2">ls <text:s/>-d <text:s/>/etc/[^t]*</text:span></text:p>
      <text:p text:style-name="P2"/>
      <text:list xml:id="list161623528740418" text:continue-numbering="true" text:style-name="WWNum1">
        <text:list-item>
          <text:p text:style-name="P1"><text:span text:style-name="T1">Listar todos los archivos del directorio /usr y sus subdirectorios.</text:span></text:p>
        </text:list-item>
      </text:list>
      <text:p text:style-name="List_20_Paragraph"><text:span text:style-name="T2">ls <text:s/>-R <text:s/>/usr</text:span></text:p>
      <text:p text:style-name="P2"/>
      <text:list xml:id="list161622390652664" text:continue-numbering="true" text:style-name="WWNum1">
        <text:list-item>
          <text:p text:style-name="P1"><text:span text:style-name="T1">Cambiarse al directorio /tmp, crear directorio PRUEBA.</text:span></text:p>
        </text:list-item>
      </text:list>
      <text:p text:style-name="List_20_Paragraph"><text:span text:style-name="T2">cd <text:s/>/tmp <text:s/></text:span></text:p>
      <text:p text:style-name="List_20_Paragraph"><text:span text:style-name="T2">mkdir <text:s/>PRUEBA</text:span></text:p>
      <text:p text:style-name="P2"/>
      <text:list xml:id="list161623682741081" text:continue-numbering="true" text:style-name="WWNum1">
        <text:list-item>
          <text:p text:style-name="P1"><text:span text:style-name="T1">Verificar que el directorio actual ha cambiado.</text:span></text:p>
        </text:list-item>
      </text:list>
      <text:p text:style-name="List_20_Paragraph"><text:span text:style-name="T3">pwd</text:span><text:span text:style-name="T2"> </text:span></text:p>
      <text:p text:style-name="P3"/>
      <text:list xml:id="list161623120702707" text:continue-numbering="true" text:style-name="WWNum1">
        <text:list-item>
          <text:p text:style-name="P1"><text:span text:style-name="T1">Mostrar el dìa y la hora actual.</text:span></text:p>
        </text:list-item>
      </text:list>
      <text:p text:style-name="List_20_Paragraph"><text:span text:style-name="T2">date</text:span></text:p>
      <text:p text:style-name="P3"/>
      <text:list xml:id="list161621946835403" text:continue-numbering="true" text:style-name="WWNum1">
        <text:list-item>
          <text:p text:style-name="P1"><text:span text:style-name="T1">Con un solo comando posicionarse en el directorio $HOME.</text:span></text:p>
        </text:list-item>
      </text:list>
      <text:p text:style-name="List_20_Paragraph"><text:span text:style-name="T2">cd <text:s/>/home</text:span></text:p>
      <text:p text:style-name="P3"/>
      <text:list xml:id="list161622317358301" text:continue-numbering="true" text:style-name="WWNum1">
        <text:list-item>
          <text:p text:style-name="P1"><text:soft-page-break/><text:span text:style-name="T1">Verificar que se está en él.</text:span></text:p>
        </text:list-item>
      </text:list>
      <text:p text:style-name="List_20_Paragraph"><text:span text:style-name="T2">pw</text:span><text:span text:style-name="T3">d</text:span></text:p>
      <text:p text:style-name="P3"/>
      <text:list xml:id="list161622210050276" text:continue-numbering="true" text:style-name="WWNum1">
        <text:list-item>
          <text:p text:style-name="P1"><text:span text:style-name="T1">Mostrar todos los ficheros del directorio HOME mostrando su numero de inodo.</text:span></text:p>
        </text:list-item>
      </text:list>
      <text:p text:style-name="List_20_Paragraph"><text:span text:style-name="T2">ls <text:s/>-i</text:span></text:p>
      <text:p text:style-name="P3"/>
      <text:list xml:id="list161622255727447" text:continue-numbering="true" text:style-name="WWNum1">
        <text:list-item>
          <text:p text:style-name="P1"><text:span text:style-name="T1">Borrar todos los archivos y directorios visibles de vuestro directorio prueba.</text:span></text:p>
        </text:list-item>
      </text:list>
      <text:p text:style-name="List_20_Paragraph"><text:span text:style-name="T2">rm <text:s/>-rf <text:s/>/tmp/PRUEBA/*</text:span></text:p>
      <text:p text:style-name="P3"/>
      <text:list xml:id="list161622984333888" text:continue-numbering="true" text:style-name="WWNum1">
        <text:list-item>
          <text:p text:style-name="P1"><text:span text:style-name="T1">Crear los directorios dir1, dir2 y dir3 en el directorio PRUEBA. Dentro de dir1 crear el directorio dir11. Dentro del dir3 crear el directorio dir31. Dentro del dir31 crear los directorios dir311 y dir312.</text:span></text:p>
        </text:list-item>
      </text:list>
      <text:p text:style-name="List_20_Paragraph"><text:span text:style-name="T2"><text:s/>mkdir -p /tmp/PRUEBA/{dir1/dir11,dir2,dir3/dir31/dir3</text:span><text:span text:style-name="T4">1</text:span><text:span text:style-name="T2">{1,2}}</text:span></text:p>
      <text:p text:style-name="P3"/>
      <text:list xml:id="list161623210200014" text:continue-numbering="true" text:style-name="WWNum1">
        <text:list-item>
          <text:p text:style-name="P1"><text:span text:style-name="T1">Copiar el archivo /etc/magic a un archivo llamado mensaje de vuestro directorio PRUEBA.</text:span></text:p>
        </text:list-item>
      </text:list>
      <text:p text:style-name="List_20_Paragraph"><text:span text:style-name="T2">cp <text:s/>/etc/magic <text:s/>/tmp/PRUEBA/mensaje</text:span></text:p>
      <text:p text:style-name="P3"/>
      <text:list xml:id="list161622199667480" text:continue-numbering="true" text:style-name="WWNum1">
        <text:list-item>
          <text:p text:style-name="P1"><text:span text:style-name="T1">Copiar mensaje en dir1, dir2 y dir3.</text:span></text:p>
        </text:list-item>
      </text:list>
      <text:p text:style-name="P4"><text:span text:style-name="T2">cp <text:s/>/tmp/PRUEBA/mensaj</text:span><text:span text:style-name="T5">e</text:span><text:span text:style-name="T2"> <text:s/>/tmp/PRUEBA/dir1/mensaje <text:s/>&amp;&amp; <text:s/>cp /tmp/PRUEBA/mensaj</text:span><text:span text:style-name="T5">e</text:span><text:span text:style-name="T2"> <text:s/>/tmp/PRUEBA/dir2/mensaje <text:s/>&amp;&amp; cp /tmp/PRUEBA/mensaj</text:span><text:span text:style-name="T5">e</text:span><text:span text:style-name="T2"> <text:s/>/tmp/PRUEBA/dir3/mensaje</text:span></text:p>
      <text:p text:style-name="List_20_Paragraph"><text:span text:style-name="T2"/></text:p>
      <text:p text:style-name="P3"/>
      <text:list xml:id="list161622479014013" text:continue-numbering="true" text:style-name="WWNum1">
        <text:list-item>
          <text:p text:style-name="P1"><text:span text:style-name="T1">Comprobar el ejercicio anterior mediante un solo comando.</text:span></text:p>
        </text:list-item>
      </text:list>
      <text:p text:style-name="List_20_Paragraph"><text:span text:style-name="T2">tree <text:s text:c="2"/>&lt;-&gt; <text:s text:c="2"/>ls –R <text:s text:c="3"/>(puede ser cualquiera de los 2)</text:span> </text:p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taro</meta:initial-creator>
    <meta:editing-cycles>2</meta:editing-cycles>
    <meta:creation-date>2019-05-09T12:21:00</meta:creation-date>
    <dc:date>2019-05-09T16:16:21.497108877</dc:date>
    <meta:editing-duration>PT3H51M15S</meta:editing-duration>
    <meta:generator>LibreOffice/6.0.7.3$Linux_X86_64 LibreOffice_project/00m0$Build-3</meta:generator>
    <meta:document-statistic meta:table-count="0" meta:image-count="0" meta:object-count="0" meta:page-count="2" meta:paragraph-count="41" meta:word-count="313" meta:character-count="1938" meta:non-whitespace-character-count="16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